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31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2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72cm" loext:decorative="false"/>
      <style:paragraph-properties style:writing-mode="lr-tb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Padrão-outline1">
      <style:graphic-properties fo:min-height="8.884cm" loext:decorative="false"/>
      <style:paragraph-properties style:writing-mode="lr-tb"/>
    </style:style>
    <style:style style:name="pr6" style:family="presentation" style:parent-style-name="Padrão-outline1">
      <style:graphic-properties fo:min-height="10.598cm" loext:decorative="false"/>
      <style:paragraph-properties style:writing-mode="lr-tb"/>
    </style:style>
    <style:style style:name="pr7" style:family="presentation" style:parent-style-name="Padrão-subtitle">
      <style:graphic-properties draw:fill-color="#ffffff" fo:min-height="10.84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or que Informática?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1">“Computadores são inúteis.</text:p>
            <text:p text:style-name="P1">Eles só podem te dar respostas.”</text:p>
            <text:p text:style-name="P1"/>
            <text:p text:style-name="P2">Pablo Picass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.4cm" presentation:class="title">
          <draw:text-box>
            <text:p>Por que Informática</text:p>
          </draw:text-box>
        </draw:frame>
        <draw:frame presentation:style-name="pr5" draw:layer="layout" svg:width="28cm" svg:height="10.848cm" svg:x="0cm" svg:y="3.5cm" presentation:class="outline">
          <draw:text-box>
            <text:list text:style-name="L2">
              <text:list-item>
                <text:p>Você já parou pra pensar quantas vezes interagiu com tecnologia hoje?</text:p>
              </text:list-item>
              <text:list-item>
                <text:p>Qual o impacto da tecnologia no mundo?</text:p>
              </text:list-item>
              <text:list-item>
                <text:p>Qual tecnologia mudou sua vida e por quê?</text:p>
              </text:list-item>
              <text:list-item>
                <text:p>Você já pensou em uma ideia de software capaz de resolver um problema pessoal, da sua comunidade, cidade, ou da humanidade?</text:p>
              </text:list-item>
            </text:list>
          </draw:text-box>
        </draw:frame>
        <draw:frame draw:style-name="gr2" draw:text-style-name="P4" draw:layer="layout" svg:width="21.816cm" svg:height="1.673cm" svg:x="6.184cm" svg:y="14.077cm">
          <draw:text-box>
            <text:p text:style-name="P1">“Qualquer tecnologia suficientemente avançada é indistinguível de mágica”.</text:p>
            <text:p text:style-name="P2">Arthur C. Clark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.4cm" presentation:class="title">
          <draw:text-box>
            <text:p>Onde a Informática está?</text:p>
          </draw:text-box>
        </draw:frame>
        <draw:frame presentation:style-name="pr5" draw:layer="layout" svg:width="28cm" svg:height="10.848cm" svg:x="0cm" svg:y="3.5cm" presentation:class="outline">
          <draw:text-box>
            <text:list text:style-name="L2">
              <text:list-item>
                <text:p>Saúde</text:p>
              </text:list-item>
              <text:list-item>
                <text:p>Educação</text:p>
              </text:list-item>
              <text:list-item>
                <text:p>Bancos</text:p>
              </text:list-item>
              <text:list-item>
                <text:p>Entretenimento</text:p>
              </text:list-item>
              <text:list-item>
                <text:p>Agricultura</text:p>
              </text:list-item>
              <text:list-item>
                <text:p>Indústria</text:p>
              </text:list-item>
            </text:list>
          </draw:text-box>
        </draw:frame>
        <draw:frame draw:style-name="gr3" draw:text-style-name="P5" draw:layer="layout" svg:width="14.721cm" svg:height="1.673cm" svg:x="13.279cm" svg:y="14.077cm">
          <draw:text-box>
            <text:p text:style-name="P1">“A melhor maneira de prever o futuro é inventá-lo”.</text:p>
            <text:p text:style-name="P2">Alan Kay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.4cm" presentation:class="title">
          <draw:text-box>
            <text:p>O que é Informática?</text:p>
          </draw:text-box>
        </draw:frame>
        <draw:frame presentation:style-name="pr5" draw:layer="layout" svg:width="28cm" svg:height="10.848cm" svg:x="0cm" svg:y="3.5cm" presentation:class="outline">
          <draw:text-box>
            <text:list text:style-name="L2">
              <text:list-item>
                <text:p>Ciência que estuda o processamento automático da informação.</text:p>
                <text:list>
                  <text:list-item>
                    <text:p>Computadores</text:p>
                  </text:list-item>
                  <text:list-item>
                    <text:p>Celulares</text:p>
                  </text:list-item>
                  <text:list-item>
                    <text:p>Internet</text:p>
                  </text:list-item>
                  <text:list-item>
                    <text:p>Autom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.4cm" presentation:class="title">
          <draw:text-box>
            <text:p>O que um profissional da área faz?</text:p>
          </draw:text-box>
        </draw:frame>
        <draw:frame presentation:style-name="pr5" draw:layer="layout" svg:width="28cm" svg:height="10.848cm" svg:x="0cm" svg:y="3.5cm" presentation:class="outline">
          <draw:text-box>
            <text:list text:style-name="L2">
              <text:list-item>
                <text:p>Desenvolvimento de software, Web, Mobile, Jogos.</text:p>
              </text:list-item>
              <text:list-item>
                <text:p>Redes, Infraestrutura, Segurança.</text:p>
              </text:list-item>
              <text:list-item>
                <text:p>Dados, Inteligência Artificial.</text:p>
              </text:list-item>
              <text:list-item>
                <text:p>Suporte técnico, automação, Io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8cm" svg:height="2.629cm" svg:x="0cm" svg:y="0.4cm" presentation:class="title">
          <draw:text-box>
            <text:p>Destaques da área</text:p>
          </draw:text-box>
        </draw:frame>
        <draw:frame presentation:style-name="pr6" draw:layer="layout" svg:width="28cm" svg:height="10.848cm" svg:x="0cm" svg:y="3.5cm" presentation:class="outline">
          <draw:text-box>
            <text:list text:style-name="L2">
              <text:list-item>
                <text:p>Alta empregabilidade</text:p>
              </text:list-item>
              <text:list-item>
                <text:p>Salários atrativos</text:p>
              </text:list-item>
              <text:list-item>
                <text:p>Possibilidade de trabalho remoto</text:p>
              </text:list-item>
              <text:list-item>
                <text:p>Oportunidades no Brasil e no exterior</text:p>
              </text:list-item>
              <text:list-item>
                <text:p>Impacto real no mundo</text:p>
              </text:list-item>
            </text:list>
          </draw:text-box>
        </draw:frame>
        <draw:frame draw:style-name="gr4" draw:text-style-name="P5" draw:layer="layout" svg:width="10.806cm" svg:height="0.962cm" svg:x="17.194cm" svg:y="14.788cm">
          <draw:text-box>
            <text:p>histórias reais e casos de sucesso…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.4cm" presentation:class="title" presentation:user-transformed="true">
          <draw:text-box>
            <text:p>Software não é sobre código...</text:p>
          </draw:text-box>
        </draw:frame>
        <draw:frame presentation:style-name="pr5" draw:layer="layout" svg:width="28cm" svg:height="10.848cm" svg:x="0cm" svg:y="3.5cm" presentation:class="outline">
          <draw:text-box>
            <text:list text:style-name="L2">
              <text:list-item>
                <text:p>… Software , é sobre pessoas!</text:p>
              </text:list-item>
              <text:list-item>
                <text:p>O código é apenas a ferramenta. O objetivo é resolver problemas de verdade para pessoas de verdade.</text:p>
              </text:list-item>
              <text:list-item>
                <text:p>O projeto de software começa desde entender o problema, e pensar no usuá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8cm" svg:height="2.629cm" svg:x="0cm" svg:y="0.4cm" presentation:class="title" presentation:user-transformed="true">
          <draw:text-box>
            <text:p>Programador não apenas programa...</text:p>
          </draw:text-box>
        </draw:frame>
        <draw:frame presentation:style-name="pr6" draw:layer="layout" svg:width="28cm" svg:height="10.848cm" svg:x="0cm" svg:y="3.5cm" presentation:class="outline" presentation:user-transformed="true">
          <draw:text-box>
            <text:list text:style-name="L2">
              <text:list-item>
                <text:p>Lidamos muito com pessoas, seja com o cliente ou com a equipe.</text:p>
              </text:list-item>
              <text:list-item>
                <text:p>Habilidades de Comunicação e Empatia</text:p>
                <text:list>
                  <text:list-item>
                    <text:p>Saber ouvir.</text:p>
                  </text:list-item>
                  <text:list-item>
                    <text:p>Entender as dores do cliente.</text:p>
                  </text:list-item>
                  <text:list-item>
                    <text:p>Colaborar em equipe.</text:p>
                  </text:list-item>
                  <text:list-item>
                    <text:p>Comunicar claramente ideias complexas de forma simples</text:p>
                  </text:list-item>
                  <text:list-item>
                    <text:p>Aceitar críticas e melhor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8cm" svg:height="2.629cm" svg:x="0cm" svg:y="0.4cm" presentation:class="title" presentation:user-transformed="true">
          <draw:text-box>
            <text:p>Habilidades de um bom programador</text:p>
          </draw:text-box>
        </draw:frame>
        <draw:frame presentation:style-name="pr6" draw:layer="layout" svg:width="28cm" svg:height="10.848cm" svg:x="0cm" svg:y="3.5cm" presentation:class="outline">
          <draw:text-box>
            <text:list text:style-name="L2">
              <text:list-item>
                <text:p>Criatividade</text:p>
                <text:list>
                  <text:list-item>
                    <text:p>Desejo de criar</text:p>
                  </text:list-item>
                </text:list>
              </text:list-item>
              <text:list-item>
                <text:p>Curiosidade</text:p>
                <text:list>
                  <text:list-item>
                    <text:p>Não ter medo de errar!</text:p>
                  </text:list-item>
                </text:list>
              </text:list-item>
              <text:list-item>
                <text:p>Resiliência</text:p>
                <text:list>
                  <text:list-item>
                    <text:p>Errar e continuar tentando!</text:p>
                  </text:list-item>
                </text:list>
              </text:list-item>
              <text:list-item>
                <text:p>Vontade de aprender sempre</text:p>
              </text:list-item>
              <text:list-item>
                <text:p>Lóg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8cm" svg:height="2.629cm" svg:x="0cm" svg:y="0.4cm" presentation:class="title">
          <draw:text-box>
            <text:p>Do Técnico ao Superior</text:p>
          </draw:text-box>
        </draw:frame>
        <draw:frame presentation:style-name="pr6" draw:layer="layout" svg:width="28cm" svg:height="10.848cm" svg:x="0cm" svg:y="3.5cm" presentation:class="outline">
          <draw:text-box>
            <text:list text:style-name="L2">
              <text:list-item>
                <text:p>Você já está no caminho. Que tal dar o próximo passo?</text:p>
              </text:list-item>
              <text:list-item>
                <text:p>Técnico: prática e fundamentos</text:p>
              </text:list-item>
              <text:list-item>
                <text:p>Superior: especialização, pesquisa e novas oportunidades</text:p>
              </text:list-item>
            </text:list>
          </draw:text-box>
        </draw:frame>
        <draw:frame draw:style-name="gr5" draw:text-style-name="P5" draw:layer="layout" svg:width="19.272cm" svg:height="0.962cm" svg:x="8.728cm" svg:y="14.788cm">
          <draw:text-box>
            <text:p>“Seu caminho pode começar aqui, mas não precisa terminar aqui.”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8cm" svg:height="2.629cm" svg:x="0cm" svg:y="0.4cm" presentation:class="title">
          <draw:text-box>
            <text:p>Depoimentos</text:p>
          </draw:text-box>
        </draw:frame>
        <draw:frame presentation:style-name="pr6" draw:layer="layout" svg:width="28cm" svg:height="10.848cm" svg:x="0cm" svg:y="3.5cm" presentation:class="outline">
          <draw:text-box>
            <text:list text:style-name="L2">
              <text:list-item>
                <text:p>Por que escolhi essa ár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layer="layout" svg:width="28cm" svg:height="2.629cm" svg:x="0cm" svg:y="0.4cm" presentation:class="title">
          <draw:text-box>
            <text:p>Vale a pena acreditar no seu potencial</text:p>
          </draw:text-box>
        </draw:frame>
        <draw:frame presentation:style-name="pr7" draw:text-style-name="P3" draw:layer="layout" svg:width="28cm" svg:height="10.848cm" svg:x="0cm" svg:y="3.5cm" presentation:class="subtitle">
          <draw:text-box>
            <text:p>Continue com a gente no curso superior. Sua jornada só está começando!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.1cm" fo:margin-top="0.1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8cm" svg:height="2.629cm" svg:x="0cm" svg:y="0.4cm" presentation:class="title" presentation:placeholder="true">
        <draw:text-box/>
      </draw:frame>
      <draw:frame presentation:style-name="Padrão-outline1" draw:layer="backgroundobjects" svg:width="28cm" svg:height="10.848cm" svg:x="0cm" svg:y="3.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6:17:07.391669730</meta:creation-date>
    <dc:date>2025-04-11T17:33:42.153378399</dc:date>
    <meta:editing-duration>PT25M6S</meta:editing-duration>
    <meta:editing-cycles>8</meta:editing-cycles>
    <meta:generator>LibreOffice/24.2.7.2$Linux_X86_64 LibreOffice_project/420$Build-2</meta:generator>
    <meta:document-statistic meta:object-count="73"/>
  </office:meta>
</office:document-meta>
</file>